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6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2" calcext:value-type="float">
            <text:p>1,2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3" calcext:value-type="float">
            <text:p>1,3</text:p>
          </table:table-cell>
          <table:table-cell office:value-type="string" calcext:value-type="string">
            <text:p>Adicion de una realación &lt;&lt;extend&gt;&gt; del CU Emitir Dictamen respecto al CU Atender Audiencia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4" calcext:value-type="float">
            <text:p>1,4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Concilia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0,5</text:p>
          </table:table-cell>
          <table:table-cell table:style-name="ce46" office:value-type="string" calcext:value-type="string">
            <text:p>Creación de la especificación de CU y llenado a de algunos pasos del flujo básico sin flujo alterno</text:p>
          </table:table-cell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office:value-type="string" calcext:value-type="string">
            <text:p>Finalización de los pasos para el flujo básico y el flujo alterno</text:p>
          </table:table-cell>
        </table:table-row>
        <table:table-row table:style-name="ro1">
          <table:table-cell table:number-columns-repeated="6"/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office:value-type="string" calcext:value-type="string">
            <text:p>Correcciones en la redacción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UsuarioConflictuado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1:34:42.8809811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0T21:37:36.077320352</dc:date>
    <meta:editing-duration>PT4H30M41S</meta:editing-duration>
    <meta:editing-cycles>42</meta:editing-cycles>
    <meta:generator>LibreOffice/6.2.7.1$Linux_X86_64 LibreOffice_project/20$Build-1</meta:generator>
    <meta:document-statistic meta:table-count="1" meta:cell-count="288" meta:object-count="0"/>
  </office:meta>
</office:document-meta>
</file>